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ext_20_body">
      <style:text-properties officeooo:paragraph-rsid="005798da"/>
    </style:style>
    <style:style style:name="P14" style:family="paragraph" style:parent-style-name="Title">
      <style:paragraph-properties fo:break-before="page"/>
    </style:style>
    <style:style style:name="P15" style:family="paragraph" style:parent-style-name="Signature">
      <style:text-properties officeooo:paragraph-rsid="003e5796"/>
    </style:style>
    <style:style style:name="P16" style:family="paragraph" style:parent-style-name="Signature">
      <style:text-properties officeooo:paragraph-rsid="0046f168"/>
    </style:style>
    <style:style style:name="P17" style:family="paragraph" style:parent-style-name="Signature">
      <style:text-properties officeooo:paragraph-rsid="005370d8"/>
    </style:style>
    <style:style style:name="P18" style:family="paragraph" style:parent-style-name="Signature">
      <style:text-properties officeooo:paragraph-rsid="00548c65"/>
    </style:style>
    <style:style style:name="P19" style:family="paragraph" style:parent-style-name="Heading_20_1">
      <style:text-properties officeooo:paragraph-rsid="004d7d9a"/>
    </style:style>
    <style:style style:name="P20" style:family="paragraph" style:parent-style-name="Heading_20_1">
      <style:text-properties officeooo:paragraph-rsid="005370d8"/>
    </style:style>
    <style:style style:name="P21" style:family="paragraph" style:parent-style-name="Heading_20_1">
      <style:text-properties officeooo:paragraph-rsid="001e9876"/>
    </style:style>
    <style:style style:name="P22" style:family="paragraph" style:parent-style-name="Heading_20_1">
      <style:text-properties officeooo:paragraph-rsid="005798da"/>
    </style:style>
    <style:style style:name="P23" style:family="paragraph" style:parent-style-name="Heading_20_1">
      <style:text-properties officeooo:paragraph-rsid="00548c65"/>
    </style:style>
    <style:style style:name="P24" style:family="paragraph" style:parent-style-name="Heading_20_1">
      <style:text-properties officeooo:paragraph-rsid="00509d78"/>
    </style:style>
    <style:style style:name="P25" style:family="paragraph" style:parent-style-name="Heading_20_1">
      <style:text-properties officeooo:paragraph-rsid="0046f168"/>
    </style:style>
    <style:style style:name="P26" style:family="paragraph" style:parent-style-name="Heading_20_1">
      <style:text-properties officeooo:rsid="006bb107" officeooo:paragraph-rsid="006bb107"/>
    </style:style>
    <style:style style:name="P27" style:family="paragraph" style:parent-style-name="Text_20_body">
      <style:text-properties officeooo:rsid="006bb107" officeooo:paragraph-rsid="006bb10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6bb1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2th March 2021. Reference for version 0.14</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9"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break</text:h>
      <text:p text:style-name="Text_20_body">Enables or disables the break key that stops a program running, and also can interrupt a GET() GET$() or INPUT() when waiting for user input. The break that operates to interrupt listing is always on.</text:p>
      <text:p text:style-name="Signature">break true</text:p>
      <text:p text:style-name="Signature">break false</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20" text:outline-level="1"><text:soft-page-break/>cls</text:h>
      <text:p text:style-name="P11">Clears the text display</text:p>
      <text:p text:style-name="Signature">cls</text:p>
      <text:h text:style-name="P20" text:outline-level="1">defproc name(parameters) ... endproc</text:h>
      <text:p text:style-name="P3">Defines and ends a procedure, which can have optional parameters. At present these parameters can only be single variables, e.g. a string, integer or float. These parameters are local to this procedure so in the example below, if there is an ‘n’ in the caller it is not accessible.</text:p>
      <text:p text:style-name="P3">If there are no parameters the brackets must still be present, just empty.</text:p>
      <text:p text:style-name="P3">defproc must be at the start of a line. Which you should be doing anywa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text:soft-page-break/>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 get$()</text:h>
      <text:p text:style-name="Text_20_body">Waits for a character to be pressed (depending on the system, there may be one already in the keyboard buffer) and returns it as an character or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text:soft-page-break/>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1" text:outline-level="1">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7">if a = 2 goto 13</text:p>
      <text:h text:style-name="Heading_20_1" text:outline-level="1">ink n / paper n</text:h>
      <text:p text:style-name="P11">Sets the text background colour or foreground colours. Colour IDs are BBC Micro ones (0-7 : Black Red Green Yellow Blue Magenta Cyan White)</text:p>
      <text:p text:style-name="P17">ink 4</text:p>
      <text:p text:style-name="P17">paper 2</text:p>
      <text:h text:style-name="Heading_20_1" text:outline-level="1"><text:soft-page-break/>inkey() inkey$()</text:h>
      <text:p text:style-name="P4">Like get() except it doesn’t wait for a key. If a key is in the input stream, it returns the code of that key, or the key, otherwise it returns “”. <text:s/>This is not suitable for game writing purposes really beyond the very simple.</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2" text:outline-level="1"><text:soft-page-break/>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P22" text:outline-level="1">load</text:h>
      <text:p text:style-name="P13">Loads a basic program or a file into memory. This is currently using the standard Commodore format which has 2 byte load address on the front of a file.</text:p>
      <text:p text:style-name="Signature">load “myprogram.bas”</text:p>
      <text:p text:style-name="Signature">load “somedata”,&amp;1C00</text:p>
      <text:h text:style-name="P22" text:outline-level="1">local</text:h>
      <text:p text:style-name="Text_20_body">Declares a variable as local to a procedure, so it can be used without affecting variables outside it with the same name. Local variables can be assigned a 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3" text:outline-level="1">locate</text:h>
      <text:p text:style-name="P12">Set the text cursor position. The parameters are the horizontal and vertical position.</text:p>
      <text:p text:style-name="P18">locate 4,2</text:p>
      <text:h text:style-name="Heading_20_1" text:outline-level="1">lower$(string) upper$(string)</text:h>
      <text:p text:style-name="Text_20_body">Converts a string to lower or upper case.</text:p>
      <text:p text:style-name="Signature"><text:soft-page-break/>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em</text:h>
      <text:p text:style-name="Text_20_body">Returns the amount of memory currently available, this is the difference between the highest address in use for strings, and the lowest address in use for variables.</text:p>
      <text:p text:style-name="Signature">print mem</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text:soft-page-break/>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print random()</text:p>
      <text:p text:style-name="Signature">print random(6)+1 </text:p>
      <text:h text:style-name="P24"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4" text:outline-level="1"><text:soft-page-break/>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4" text:outline-level="1">restore</text:h>
      <text:p text:style-name="Text_20_body">Resets the data pointer to the start of the program.</text:p>
      <text:p text:style-name="Signature">restore</text:p>
      <text:h text:style-name="P24" text:outline-level="1">right$()</text:h>
      <text:p text:style-name="P5">Returns the right characters of a string. For example, the example below will print “cde”</text:p>
      <text:p text:style-name="P15">print right$(“abcde”,3)</text:p>
      <text:h text:style-name="Heading_20_1" text:outline-level="1">run</text:h>
      <text:p text:style-name="Text_20_body">Clears everything and runs the program.</text:p>
      <text:h text:style-name="Heading_20_1" text:outline-level="1">Save</text:h>
      <text:p text:style-name="Text_20_body">Saves a BASIC program or area of memory. This uses the Commodore format with a 2 byte loading address, so if you save 16 bytes of memory it will actually create an 18 byte size file.</text:p>
      <text:p text:style-name="Signature">save “demo.bas”</text:p>
      <text:p text:style-name="Signature">save “rom.bas”,&amp;C000,&amp;E000</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stop</text:h>
      <text:p text:style-name="Text_20_body">Stops the current program from running with an error.</text:p>
      <text:h text:style-name="Heading_20_1" text:outline-level="1"><text:soft-page-break/>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4">X16 Specific Extensions</text:p>
      <text:h text:style-name="P26" text:outline-level="1">vload</text:h>
      <text:p text:style-name="P27">Loads a .VRAM format file (see documents directory) into VRAM, decompressing as required.</text:p>
      <text:p text:style-name="Signature">Vload “demo.vram”</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5"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6">Vpoke &amp;18703,42</text:p>
      <text:p text:style-name="P16">vdoke 2,&amp;F022</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3</text:page-number><text:s/>of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3T16:16:09.428338362</dc:date>
    <meta:editing-duration>PT1H52M33S</meta:editing-duration>
    <meta:editing-cycles>81</meta:editing-cycles>
    <meta:generator>LibreOffice/7.1.1.2$Linux_X86_64 LibreOffice_project/10$Build-2</meta:generator>
    <meta:document-statistic meta:table-count="0" meta:image-count="0" meta:object-count="0" meta:page-count="15" meta:paragraph-count="269" meta:word-count="2719" meta:character-count="15254" meta:non-whitespace-character-count="12784"/>
  </office:meta>
</office:document-meta>
</file>